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sioneiro da Escuridão</text:p>
      <text:p text:style-name="Standard"/>
      <text:p text:style-name="Standard">Os mesmos olhos que habitam a escuridão agora se fascinam com a claridade de sua pele;</text:p>
      <text:p text:style-name="Standard">Os ouvidos que antes só tinham presenciado gritos de angustia e o choro dos condenados, hoje ouvem um lindo cântico que seduz ate mesmo os deuses;<text:bookmark text:name="_GoBack"/></text:p>
      <text:p text:style-name="Standard">Mas o corpo sedento de amor continua preso nas trevas, sendo iludido pelos próprios olhos e ouvidos, sonhando com teu cheiro, e tendo o pesadelo de que jamais possa tocá-l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</meta:initial-creator>
    <dc:creator>Lucas</dc:creator>
    <meta:editing-cycles>1</meta:editing-cycles>
    <meta:creation-date>2011-08-30T19:51:00</meta:creation-date>
    <dc:date>2011-08-30T19:53:00</dc:date>
    <meta:editing-duration>PT2M</meta:editing-duration>
    <meta:generator>LibreOffice/5.3.1.2$Linux_X86_64 LibreOffice_project/30m0$Build-2</meta:generator>
    <meta:document-statistic meta:table-count="0" meta:image-count="0" meta:object-count="0" meta:page-count="1" meta:paragraph-count="4" meta:word-count="75" meta:character-count="429" meta:non-whitespace-character-count="35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